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5.7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01mm"/>
    </style:style>
    <style:style style:name="co6" style:family="table-column">
      <style:table-column-properties fo:break-before="auto" style:column-width="27.02mm"/>
    </style:style>
    <style:style style:name="co7" style:family="table-column">
      <style:table-column-properties fo:break-before="auto" style:column-width="35.61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22.82mm"/>
    </style:style>
    <style:style style:name="co10" style:family="table-column">
      <style:table-column-properties fo:break-before="auto" style:column-width="25.96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46.71mm"/>
    </style:style>
    <style:style style:name="co13" style:family="table-column">
      <style:table-column-properties fo:break-before="auto" style:column-width="17.52mm"/>
    </style:style>
    <style:style style:name="co14" style:family="table-column">
      <style:table-column-properties fo:break-before="auto" style:column-width="21.57mm"/>
    </style:style>
    <style:style style:name="co15" style:family="table-column">
      <style:table-column-properties fo:break-before="auto" style:column-width="32.24mm"/>
    </style:style>
    <style:style style:name="co16" style:family="table-column">
      <style:table-column-properties fo:break-before="auto" style:column-width="30.3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ackground-color="#66ff99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00cc33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ackground-color="#ff6600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transparent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#ff3300"/>
      <style:text-properties style:font-name="Liberation Sans" style:font-name-asian="WenQuanYi Micro Hei" style:font-name-complex="Lohit Devanagari"/>
    </style:style>
    <style:style style:name="ce8" style:family="table-cell" style:parent-style-name="Default" style:data-style-name="N4"/>
    <style:style style:name="ce9" style:family="table-cell" style:parent-style-name="Default">
      <style:table-cell-properties fo:background-color="#ffff00"/>
      <style:text-properties style:font-name="Liberation Sans" style:font-name-asian="WenQuanYi Micro Hei" style:font-name-complex="Lohit Devanagari"/>
    </style:style>
    <style:style style:name="ce10" style:family="table-cell" style:parent-style-name="Default" style:data-style-name="N99"/>
    <style:style style:name="ce11" style:family="table-cell" style:parent-style-name="Default" style:data-style-name="N99">
      <style:table-cell-properties fo:background-color="#ffff00"/>
    </style:style>
    <style:style style:name="ce12" style:family="table-cell" style:parent-style-name="Default" style:data-style-name="N99">
      <style:text-properties style:font-name="Liberation Sans" style:font-name-asian="WenQuanYi Micro Hei" style:font-name-complex="Lohit Devanagari"/>
    </style:style>
    <style:style style:name="ce13" style:family="table-cell" style:parent-style-name="Default" style:data-style-name="N99">
      <style:table-cell-properties fo:background-color="#ffff00"/>
      <style:text-properties style:font-name="Liberation Sans" style:font-name-asian="WenQuanYi Micro Hei" style:font-name-complex="Lohit Devanagari"/>
    </style:style>
    <style:style style:name="ce14" style:family="table-cell" style:parent-style-name="Default" style:data-style-name="N99">
      <style:table-cell-properties fo:background-color="transparent"/>
      <style:text-properties style:font-name="Liberation Sans" style:font-name-asian="WenQuanYi Micro Hei" style:font-name-complex="Lohit Devanagari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6"/>
        <table:table-column table:style-name="co7" table:default-cell-style-name="ce10"/>
        <table:table-column table:style-name="co8" table:default-cell-style-name="ce16"/>
        <table:table-column table:style-name="co9" table:default-cell-style-name="ce16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Default" office:value-type="string" calcext:value-type="string">
            <text:p>LEXICAL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Embedding Data</text:p>
          </table:table-cell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trainable embeddings</text:p>
          </table:table-cell>
          <table:table-cell table:style-name="Default" office:value-type="string" calcext:value-type="string">
            <text:p>Epochen</text:p>
          </table:table-cell>
          <table:table-cell table:style-name="Default" office:value-type="string" calcext:value-type="string">
            <text:p>learning rate</text:p>
          </table:table-cell>
          <table:table-cell table:style-name="Default"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3:.E3])" office:value-type="float" office:value="0.469824" calcext:value-type="float">
            <text:p>0.469824</text:p>
          </table:table-cell>
          <table:table-cell table:style-name="ce8" office:value-type="float" office:value="0.473113" calcext:value-type="float">
            <text:p>0.47</text:p>
          </table:table-cell>
          <table:table-cell table:style-name="ce8" office:value-type="float" office:value="0.474264" calcext:value-type="float">
            <text:p>0.47</text:p>
          </table:table-cell>
          <table:table-cell table:style-name="ce8" office:value-type="float" office:value="0.462095" calcext:value-type="float">
            <text:p>0.46</text:p>
          </table:table-cell>
          <table:table-cell table:style-name="ce8"/>
          <table:table-cell table:style-name="ce2"/>
          <table:table-cell office:value-type="boolean" office:boolean-value="false" calcext:value-type="boolean">
            <text:p>FALS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13-58</text:p>
          </table:table-cell>
          <table:table-cell table:style-name="ce2" office:value-type="string" calcext:value-type="string">
            <text:p>18-02-16-11-20-50</text:p>
          </table:table-cell>
          <table:table-cell office:value-type="string" calcext:value-type="string">
            <text:p>18-02-16-11-26-46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4:.E4])" office:value-type="float" office:value="0.454749666666667" calcext:value-type="float">
            <text:p>0.4547497</text:p>
          </table:table-cell>
          <table:table-cell table:style-name="ce8" office:value-type="float" office:value="0.468344" calcext:value-type="float">
            <text:p>0.47</text:p>
          </table:table-cell>
          <table:table-cell office:value-type="float" office:value="0.457819" calcext:value-type="float">
            <text:p>0.457819</text:p>
          </table:table-cell>
          <table:table-cell office:value-type="float" office:value="0.438086" calcext:value-type="float">
            <text:p>0.438086</text:p>
          </table:table-cell>
          <table:table-cell/>
          <table:table-cell table:style-name="ce2"/>
          <table:table-cell table:style-name="ce11" office:value-type="boolean" office:boolean-value="true" calcext:value-type="boolean">
            <text:p>TRU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48-26</text:p>
          </table:table-cell>
          <table:table-cell table:style-name="ce2" office:value-type="string" calcext:value-type="string">
            <text:p>18-02-16-11-49-02</text:p>
          </table:table-cell>
          <table:table-cell office:value-type="string" calcext:value-type="string">
            <text:p>18-02-16-11-49-31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3" table:formula="of:=AVERAGE([.C5:.E5])" office:value-type="float" office:value="0.472236" calcext:value-type="float">
            <text:p>0.472236</text:p>
          </table:table-cell>
          <table:table-cell office:value-type="float" office:value="0.470811" calcext:value-type="float">
            <text:p>0.470811</text:p>
          </table:table-cell>
          <table:table-cell office:value-type="float" office:value="0.475415" calcext:value-type="float">
            <text:p>0.475415</text:p>
          </table:table-cell>
          <table:table-cell office:value-type="float" office:value="0.470482" calcext:value-type="float">
            <text:p>0.47048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5" office:value-type="float" office:value="15" calcext:value-type="float">
            <text:p>1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59-55</text:p>
          </table:table-cell>
          <table:table-cell office:value-type="string" calcext:value-type="string">
            <text:p>18-02-16-12-00-11</text:p>
          </table:table-cell>
          <table:table-cell office:value-type="string" calcext:value-type="string">
            <text:p>18-02-16-12-00-25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6:.E6])" office:value-type="float" office:value="0.457271333333333" calcext:value-type="float">
            <text:p>0.4572713</text:p>
          </table:table-cell>
          <table:table-cell office:value-type="float" office:value="0.449597" calcext:value-type="float">
            <text:p>0.449597</text:p>
          </table:table-cell>
          <table:table-cell office:value-type="float" office:value="0.452064" calcext:value-type="float">
            <text:p>0.452064</text:p>
          </table:table-cell>
          <table:table-cell office:value-type="float" office:value="0.470153" calcext:value-type="float">
            <text:p>0.47015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04-33</text:p>
          </table:table-cell>
          <table:table-cell office:value-type="string" calcext:value-type="string">
            <text:p>18-02-16-13-04-44</text:p>
          </table:table-cell>
          <table:table-cell office:value-type="string" calcext:value-type="string">
            <text:p>18-02-16-13-04-54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7:.E7])" office:value-type="float" office:value="0.416927" calcext:value-type="float">
            <text:p>0.416927</text:p>
          </table:table-cell>
          <table:table-cell office:value-type="float" office:value="0.416543" calcext:value-type="float">
            <text:p>0.416543</text:p>
          </table:table-cell>
          <table:table-cell office:value-type="float" office:value="0.42937" calcext:value-type="float">
            <text:p>0.42937</text:p>
          </table:table-cell>
          <table:table-cell office:value-type="float" office:value="0.404868" calcext:value-type="float">
            <text:p>0.40486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21-56</text:p>
          </table:table-cell>
          <table:table-cell office:value-type="string" calcext:value-type="string">
            <text:p>18-02-16-13-22-03</text:p>
          </table:table-cell>
          <table:table-cell office:value-type="string" calcext:value-type="string">
            <text:p>18-02-16-13-22-11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4" table:formula="of:=AVERAGE([.C8:.E8])" office:value-type="float" office:value="0.474593" calcext:value-type="float">
            <text:p>0.474593</text:p>
          </table:table-cell>
          <table:table-cell office:value-type="float" office:value="0.475415" calcext:value-type="float">
            <text:p>0.475415</text:p>
          </table:table-cell>
          <table:table-cell office:value-type="float" office:value="0.474264" calcext:value-type="float">
            <text:p>0.474264</text:p>
          </table:table-cell>
          <table:table-cell office:value-type="float" office:value="0.4741" calcext:value-type="float">
            <text:p>0.474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51-27</text:p>
          </table:table-cell>
          <table:table-cell office:value-type="string" calcext:value-type="string">
            <text:p>18-02-16-13-51-45</text:p>
          </table:table-cell>
          <table:table-cell office:value-type="string" calcext:value-type="string">
            <text:p>18-02-16-13-52-07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9:.E9])" office:value-type="float" office:value="0.471414" calcext:value-type="float">
            <text:p>0.471414</text:p>
          </table:table-cell>
          <table:table-cell office:value-type="float" office:value="0.46818" calcext:value-type="float">
            <text:p>0.46818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471962" calcext:value-type="float">
            <text:p>0.47196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5"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4-22-07</text:p>
          </table:table-cell>
          <table:table-cell office:value-type="string" calcext:value-type="string">
            <text:p>18-02-16-14-22-14</text:p>
          </table:table-cell>
          <table:table-cell office:value-type="string" calcext:value-type="string">
            <text:p>18-02-16-14-22-24</text:p>
          </table:table-cell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5" table:formula="of:=AVERAGE([.C10:.E10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4"/>
          <table:table-cell office:value-type="boolean" office:boolean-value="true" calcext:value-type="boolean">
            <text:p>TRUE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5" table:formula="of:=AVERAGE([.C11:.E11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4"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AVERAGE([.C12:.E12])" office:value-type="float" office:value="0.50666" calcext:value-type="float">
            <text:p>0.50666</text:p>
          </table:table-cell>
          <table:table-cell office:value-type="float" office:value="0.50666" calcext:value-type="float">
            <text:p>0.50666</text:p>
          </table:table-cell>
          <table:table-cell table:number-columns-repeated="4"/>
          <table:table-cell office:value-type="boolean" office:boolean-value="true" calcext:value-type="boolean">
            <text:p>TRUE</text:p>
          </table:table-cell>
          <table:table-cell table:style-name="ce15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39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5" table:formula="of:=AVERAGE([.C13:.E13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4"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40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4:.E14])" office:value-type="float" office:value="0.473606" calcext:value-type="float">
            <text:p>0.473606</text:p>
          </table:table-cell>
          <table:table-cell office:value-type="float" office:value="0.473606" calcext:value-type="float">
            <text:p>0.473606</text:p>
          </table:table-cell>
          <table:table-cell table:number-columns-repeated="4"/>
          <table:table-cell office:value-type="boolean" office:boolean-value="true" calcext:value-type="boolean">
            <text:p>TRUE</text:p>
          </table:table-cell>
          <table:table-cell table:style-name="ce15"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5:.E15])" office:value-type="float" office:value="0.479362" calcext:value-type="float">
            <text:p>0.479362</text:p>
          </table:table-cell>
          <table:table-cell office:value-type="float" office:value="0.479362" calcext:value-type="float">
            <text:p>0.479362</text:p>
          </table:table-cell>
          <table:table-cell table:number-columns-repeated="4"/>
          <table:table-cell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5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6:.E16])" office:value-type="float" office:value="0.502878" calcext:value-type="float">
            <text:p>0.502878</text:p>
          </table:table-cell>
          <table:table-cell office:value-type="float" office:value="0.502878" calcext:value-type="float">
            <text:p>0.502878</text:p>
          </table:table-cell>
          <table:table-cell table:number-columns-repeated="4"/>
          <table:table-cell table:style-name="ce11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1-2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7:.E17])" office:value-type="float" office:value="0.483802" calcext:value-type="float">
            <text:p>0.483802</text:p>
          </table:table-cell>
          <table:table-cell office:value-type="float" office:value="0.483802" calcext:value-type="float">
            <text:p>0.483802</text:p>
          </table:table-cell>
          <table:table-cell table:number-columns-repeated="4"/>
          <table:table-cell table:style-name="ce1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2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AVERAGE([.C18:.E18])" office:value-type="float" office:value="0.507153" calcext:value-type="float">
            <text:p>0.507153</text:p>
          </table:table-cell>
          <table:table-cell office:value-type="float" office:value="0.507153" calcext:value-type="float">
            <text:p>0.507153</text:p>
          </table:table-cell>
          <table:table-cell table:number-columns-repeated="4"/>
          <table:table-cell table:style-name="ce1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5" table:formula="of:=AVERAGE([.C19:.E19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4"/>
          <table:table-cell table:style-name="ce1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AVERAGE([.C20:.E20])" office:value-type="float" office:value="0.509291" calcext:value-type="float">
            <text:p>0.509291</text:p>
          </table:table-cell>
          <table:table-cell office:value-type="float" office:value="0.509291" calcext:value-type="float">
            <text:p>0.509291</text:p>
          </table:table-cell>
          <table:table-cell table:number-columns-repeated="4"/>
          <table:table-cell table:style-name="ce1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6-31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1:.E21])" office:value-type="float" office:value="0.23631" calcext:value-type="float">
            <text:p>0.23631</text:p>
          </table:table-cell>
          <table:table-cell office:value-type="float" office:value="0.23631" calcext:value-type="float">
            <text:p>0.23631</text:p>
          </table:table-cell>
          <table:table-cell table:number-columns-repeated="3"/>
          <table:table-cell table:style-name="ce2" office:value-type="string" calcext:value-type="string">
            <text:p>smoothed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2:.E22])" office:value-type="float" office:value="0.245025" calcext:value-type="float">
            <text:p>0.245025</text:p>
          </table:table-cell>
          <table:table-cell office:value-type="float" office:value="0.245025" calcext:value-type="float">
            <text:p>0.245025</text:p>
          </table:table-cell>
          <table:table-cell table:number-columns-repeated="3"/>
          <table:table-cell table:style-name="ce2" office:value-type="string" calcext:value-type="string">
            <text:p>smoothed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2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3:.E23])" office:value-type="float" office:value="0.266404" calcext:value-type="float">
            <text:p>0.266404</text:p>
          </table:table-cell>
          <table:table-cell office:value-type="float" office:value="0.266404" calcext:value-type="float">
            <text:p>0.266404</text:p>
          </table:table-cell>
          <table:table-cell table:number-columns-repeated="3"/>
          <table:table-cell table:style-name="ce2" office:value-type="string" calcext:value-type="string">
            <text:p>smoothed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4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4:.E24])" office:value-type="float" office:value="0.297155" calcext:value-type="float">
            <text:p>0.297155</text:p>
          </table:table-cell>
          <table:table-cell office:value-type="float" office:value="0.297155" calcext:value-type="float">
            <text:p>0.297155</text:p>
          </table:table-cell>
          <table:table-cell table:number-columns-repeated="3"/>
          <table:table-cell table:style-name="ce2" office:value-type="string" calcext:value-type="string">
            <text:p>smoothed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26-2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5:.E25])" office:value-type="float" office:value="0.417859" calcext:value-type="float">
            <text:p>0.417859</text:p>
          </table:table-cell>
          <table:table-cell office:value-type="float" office:value="0.417859" calcext:value-type="float">
            <text:p>0.417859</text:p>
          </table:table-cell>
          <table:table-cell table:number-columns-repeated="3"/>
          <table:table-cell table:style-name="ce2" office:value-type="string" calcext:value-type="string">
            <text:p>smoothed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5"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31-5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6:.E26])" office:value-type="float" office:value="0.353725" calcext:value-type="float">
            <text:p>0.353725</text:p>
          </table:table-cell>
          <table:table-cell office:value-type="float" office:value="0.353725" calcext:value-type="float">
            <text:p>0.353725</text:p>
          </table:table-cell>
          <table:table-cell table:number-columns-repeated="3"/>
          <table:table-cell table:style-name="ce2" office:value-type="string" calcext:value-type="string">
            <text:p>smoothed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1-56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7:.E27])" office:value-type="float" office:value="0.455024" calcext:value-type="float">
            <text:p>0.455024</text:p>
          </table:table-cell>
          <table:table-cell office:value-type="float" office:value="0.455024" calcext:value-type="float">
            <text:p>0.455024</text:p>
          </table:table-cell>
          <table:table-cell table:number-columns-repeated="3"/>
          <table:table-cell table:style-name="ce2" office:value-type="string" calcext:value-type="string">
            <text:p>smoothed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2-0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8:.E28])" office:value-type="float" office:value="0.348791" calcext:value-type="float">
            <text:p>0.348791</text:p>
          </table:table-cell>
          <table:table-cell office:value-type="float" office:value="0.348791" calcext:value-type="float">
            <text:p>0.348791</text:p>
          </table:table-cell>
          <table:table-cell table:number-columns-repeated="3"/>
          <table:table-cell table:style-name="ce2" office:value-type="string" calcext:value-type="string">
            <text:p>smoothed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0-2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9:.E29])" office:value-type="float" office:value="0.285315" calcext:value-type="float">
            <text:p>0.285315</text:p>
          </table:table-cell>
          <table:table-cell office:value-type="float" office:value="0.285315" calcext:value-type="float">
            <text:p>0.285315</text:p>
          </table:table-cell>
          <table:table-cell table:number-columns-repeated="3"/>
          <table:table-cell table:style-name="ce2" office:value-type="string" calcext:value-type="string">
            <text:p>smoothed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0.0001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9-5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30:.E30])" office:value-type="float" office:value="0.302417" calcext:value-type="float">
            <text:p>0.302417</text:p>
          </table:table-cell>
          <table:table-cell office:value-type="float" office:value="0.302417" calcext:value-type="float">
            <text:p>0.302417</text:p>
          </table:table-cell>
          <table:table-cell table:number-columns-repeated="3"/>
          <table:table-cell table:style-name="ce2" office:value-type="string" calcext:value-type="string">
            <text:p>smoothed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0.0001" calcext:value-type="float">
            <text:p>0.0001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38-29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1:.E31])" office:value-type="float" office:value="0.268048" calcext:value-type="float">
            <text:p>0.268048</text:p>
          </table:table-cell>
          <table:table-cell office:value-type="float" office:value="0.279395" calcext:value-type="float">
            <text:p>0.279395</text:p>
          </table:table-cell>
          <table:table-cell office:value-type="float" office:value="0.256701" calcext:value-type="float">
            <text:p>0.256701</text:p>
          </table:table-cell>
          <table:table-cell/>
          <table:table-cell office:value-type="string" calcext:value-type="string">
            <text:p>full</text:p>
          </table:table-cell>
          <table:table-cell table:style-name="ce2" office:value-type="string" calcext:value-type="string">
            <text:p>smoothed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0-35</text:p>
          </table:table-cell>
          <table:table-cell office:value-type="string" calcext:value-type="string">
            <text:p>18-02-20-11-24-03</text:p>
          </table:table-cell>
          <table:table-cell/>
        </table:table-row>
        <table:table-row table:style-name="ro1">
          <table:table-cell table:style-name="Default"/>
          <table:table-cell table:formula="of:=AVERAGE([.C32:.E32])" office:value-type="float" office:value="0.504522" calcext:value-type="float">
            <text:p>0.504522</text:p>
          </table:table-cell>
          <table:table-cell office:value-type="float" office:value="0.504522" calcext:value-type="float">
            <text:p>0.50452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2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5"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6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7-21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3:.E33])" office:value-type="float" office:value="0.507647" calcext:value-type="float">
            <text:p>0.507647</text:p>
          </table:table-cell>
          <table:table-cell office:value-type="float" office:value="0.507647" calcext:value-type="float">
            <text:p>0.507647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2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style-name="ce16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36-4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7" table:formula="of:=AVERAGE([.C34:.E34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9"/>
          <table:table-cell table:style-name="ce14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style-name="ce16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47-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0:27:19.6057118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0T14:36:26.142801954</dc:date>
    <meta:editing-duration>PT12H56M53S</meta:editing-duration>
    <meta:editing-cycles>96</meta:editing-cycles>
    <meta:generator>LibreOffice/5.1.6.2$Linux_X86_64 LibreOffice_project/10m0$Build-2</meta:generator>
    <meta:document-statistic meta:table-count="1" meta:cell-count="446" meta:object-count="0"/>
  </office:meta>
</office:document-meta>
</file>